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028in" svg:height="3.639in" svg:x="0.1087in" svg:y="1.8693in">
            <draw:object draw:notify-on-update-of-ranges="Sheet1.A2:Sheet1.A9 Sheet1.C1:Sheet1.C9 Sheet1.D1:Sheet1.D9 Sheet1.A1:Sheet1.A1 Sheet1.B1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lanet</text:p>
          </table:table-cell>
          <table:table-cell table:style-name="ce1" office:value-type="string" calcext:value-type="string">
            <text:p>Average radius (thousands of km)</text:p>
          </table:table-cell>
          <table:table-cell table:style-name="ce1" office:value-type="string" calcext:value-type="string">
            <text:p>Distance to Earth (light years)</text:p>
          </table:table-cell>
          <table:table-cell table:style-name="ce1" office:value-type="string" calcext:value-type="string">
            <text:p>Rate of similarity to Earth (Earth = 1)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3:00:59.011322281</meta:creation-date>
    <meta:generator>LibreOffice/7.4.7.2$Linux_X86_64 LibreOffice_project/40$Build-2</meta:generator>
    <dc:date>2025-04-01T20:13:30.010730366</dc:date>
    <meta:editing-duration>PT2H29M27S</meta:editing-duration>
    <meta:editing-cycles>16</meta:editing-cycles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fill-color="#ffecb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32cm" svg:height="9.244cm" xlink:href=".." xlink:type="simple" chart:class="chart:bubble" chart:style-name="ch1">
        <chart:title svg:x="2.89cm" svg:y="0.319cm" chart:style-name="ch2">
          <text:p>Comparison of 8 example planets from a made-up universe by the average radius, the distance to Earth and the rate of similarity to Earth as of January 1, 2025</text:p>
        </chart:title>
        <chart:subtitle svg:x="2.321cm" svg:y="1.786cm" chart:style-name="ch3">
          <text:p>The bubble size is proportional to the average radius. Data labels not present because I don't know how to insert them for a bubble chart in LibreOffice Calc.</text:p>
        </chart:subtitle>
        <chart:plot-area chart:style-name="ch4" table:cell-range-address="Sheet1.A1:Sheet1.D9" chart:data-source-has-labels="both" svg:x="1.469cm" svg:y="3.103cm" svg:width="21.005cm" svg:height="4.976cm">
          <chart:coordinate-region svg:x="2.196cm" svg:y="3.302cm" svg:width="19.998cm" svg:height="4.13cm"/>
          <chart:axis chart:dimension="x" chart:name="primary-x" chart:style-name="ch5" chartooo:axis-type="auto">
            <chart:title svg:x="9.797cm" svg:y="8.263cm" chart:style-name="ch6">
              <text:p>Distance to Earth (light years)</text:p>
            </chart:title>
            <chart:categories table:cell-range-address="Sheet1.A2:Sheet1.A9"/>
            <chart:grid chart:style-name="ch7" chart:class="major"/>
          </chart:axis>
          <chart:axis chart:dimension="y" chart:name="primary-y" chart:style-name="ch8">
            <chart:title svg:x="0.451cm" svg:y="8.228cm" chart:style-name="ch9">
              <text:p>Rate of similarity to Earth (Earth = 1)</text:p>
            </chart:title>
            <chart:grid chart:style-name="ch7" chart:class="major"/>
          </chart:axis>
          <chart:series chart:style-name="ch10" chart:values-cell-range-address="Sheet1.B1:Sheet1.B9" chart:label-cell-address="Sheet1.A1:Sheet1.A1" chart:class="chart:bubble">
            <chart:domain table:cell-range-address="Sheet1.D1:Sheet1.D9"/>
            <chart:domain table:cell-range-address="Sheet1.C1:Sheet1.C9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Planet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C1:Sheet1.C9</svg:desc>
                </draw:g>
              </table:table-cell>
              <table:table-cell office:value-type="float" office:value="NaN">
                <text:p>NaN</text:p>
                <draw:g>
                  <svg:desc>Sheet1.D1:Sheet1.D9</svg:desc>
                </draw:g>
              </table:table-cell>
              <table:table-cell office:value-type="float" office:value="NaN">
                <text:p>NaN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00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1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1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